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3 Report</text:p>
      <text:p text:style-name="P1"/>
      <text:p text:style-name="P2">How it works:</text:p>
      <text:p text:style-name="P2"><text:tab/>The program parses specific HTML tags and outputs their corresponding Latex commands to a .tex file. For example, “&lt;h1&gt;[^&lt;]*&lt;/h1&gt;” would parse an HTML header and everything in between the open and close HTML tags. The corresponding Latex command that is printed is \section{%s}, where %s is the text between the open and close tags. </text:p>
      <text:p text:style-name="P2"><text:tab/>This simple method works well for non-nested HTML tags. However, some HTML tags were nested. Since it would be very difficult (or perhaps impossible) to write a single regular expression toe capture an HTML tag and any combination of nested sub-tags, Lex states were used. As an example, &lt;p&gt; (paragraph) contains plain text and nested HTML tags that modify the appearance of that text, say, &lt;b&gt; for bold text. When &lt;p&gt; is encountered, the program changes states to state PARAGRAPH. In the PARAGRAPH state, we can parse all of the nested tags with their own regular expressions. For &lt;b&gt;, ther regular expression “'&lt;b&gt;'[^b]*'&lt;/b&gt;'” was used. Similar expressions were used for small, large, italic, strong, emphasized, superscript, and subscript modifier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bin Charpentier</meta:initial-creator>
    <meta:creation-date>2012-09-08T12:33:03</meta:creation-date>
    <meta:generator>LibreOffice/3.5$Linux_X86_64 LibreOffice_project/350m1$Build-2</meta:generator>
    <dc:date>2012-09-08T12:47:44</dc:date>
    <dc:creator>Corbin Charpentier</dc:creator>
    <meta:editing-duration>P0D</meta:editing-duration>
    <meta:editing-cycles>1</meta:editing-cycles>
    <meta:document-statistic meta:table-count="0" meta:image-count="0" meta:object-count="0" meta:page-count="1" meta:paragraph-count="4" meta:word-count="179" meta:character-count="1114" meta:non-whitespace-character-count="935"/>
  </office:meta>
</office:document-meta>
</file>